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119702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1bc3e4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19702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e691" officeooo:paragraph-rsid="000ee691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3891b" officeooo:paragraph-rsid="0013891b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f2303" officeooo:paragraph-rsid="001f2303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e64e6" officeooo:paragraph-rsid="000e64e6" fo:background-color="transparent" style:font-name-asian="Liberation Serif" style:font-weight-asian="normal" style:font-name-complex="Liberation Serif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9702" officeooo:paragraph-rsid="00119702" fo:background-color="transparent" style:font-name-asian="Liberation Serif" style:font-weight-asian="normal" style:font-name-complex="Liberation Serif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0e64e6" officeooo:paragraph-rsid="000e64e6" fo:background-color="transparent" style:font-name-asian="Liberation Serif" style:font-weight-asian="bold" style:font-name-complex="Liberation Serif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0ee691" officeooo:paragraph-rsid="000ee691" fo:background-color="transparent" style:font-name-asian="Liberation Serif" style:font-weight-asian="bold" style:font-name-complex="Liberation Serif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19702" officeooo:paragraph-rsid="00119702" fo:background-color="transparent" style:font-name-asian="Liberation Serif" style:font-weight-asian="bold" style:font-name-complex="Liberation Serif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5009b" officeooo:paragraph-rsid="0015009b" fo:background-color="transparent" style:font-name-asian="Liberation Serif" style:font-weight-asian="bold" style:font-name-complex="Liberation Serif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8pt" fo:font-weight="bold" fo:background-color="transparent" style:font-name-asian="Liberation Serif" style:font-size-asian="18pt" style:font-weight-asian="bold" style:font-name-complex="Liberation Serif" style:font-size-complex="18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9" style:family="paragraph" style:parent-style-name="Standard">
      <style:paragraph-properties fo:line-height="100%" fo:text-align="start" style:justify-single-word="false"/>
      <style:text-properties officeooo:rsid="00119702" officeooo:paragraph-rsid="00119702"/>
    </style:style>
    <style:style style:name="P20" style:family="paragraph" style:parent-style-name="Standard">
      <style:paragraph-properties fo:line-height="100%" fo:text-align="start" style:justify-single-word="false"/>
      <style:text-properties fo:font-weight="bold" officeooo:rsid="00119702" officeooo:paragraph-rsid="00119702" style:font-weight-asian="bold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fo:font-weight="bold" officeooo:rsid="00191fa6" officeooo:paragraph-rsid="00191fa6" style:font-weight-asian="bold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fo:font-weight="normal" officeooo:paragraph-rsid="00119702" style:font-weight-asian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9702" officeooo:paragraph-rsid="00119702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6343d" officeooo:paragraph-rsid="00119702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f2303" officeooo:paragraph-rsid="001f2303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7bd5c" officeooo:paragraph-rsid="00119702" fo:background-color="transparent" style:font-name-asian="Liberation Serif" style:font-weight-asian="normal" style:font-name-complex="Liberation Serif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9702" officeooo:paragraph-rsid="00191fa6" fo:background-color="transparent" style:font-name-asian="Liberation Serif" style:font-weight-asian="normal" style:font-name-complex="Liberation Serif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91fa6" officeooo:paragraph-rsid="00119702" fo:background-color="transparent" style:font-name-asian="Liberation Serif" style:font-weight-asian="bold" style:font-name-complex="Liberation Serif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91fa6" officeooo:paragraph-rsid="00191fa6" fo:background-color="transparent" style:font-name-asian="Liberation Serif" style:font-weight-asian="bold" style:font-name-complex="Liberation Serif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officeooo:rsid="00119702" officeooo:paragraph-rsid="00119702" fo:background-color="transparent" style:font-name-asian="Liberation Serif" style:font-weight-asian="bold" style:font-name-complex="Liberation Serif" style:font-weight-complex="bold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343d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720d3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172b53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17bd5c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1bc3e4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normal" officeooo:rsid="001cc43b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fo:font-weight="normal" officeooo:rsid="00119702" fo:background-color="transparent" loext:char-shading-value="0" style:font-name-asian="Liberation Serif" style:font-weight-asian="normal" style:font-name-complex="Liberation Serif" style:font-weight-complex="normal"/>
    </style:style>
    <style:style style:name="T9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fo:font-weight="bold" officeooo:rsid="00119702" fo:background-color="transparent" loext:char-shading-value="0" style:font-name-asian="Liberation Serif" style:font-weight-asian="bold" style:font-name-complex="Liberation Serif" style:font-weight-complex="bold"/>
    </style:style>
    <style:style style:name="T11" style:family="text">
      <style:text-properties style:use-window-font-color="true" style:font-name="Liberation Serif" fo:font-size="12pt" fo:font-weight="bold" officeooo:rsid="00172b53" fo:background-color="transparent" loext:char-shading-value="0" style:font-name-asian="Liberation Serif" style:font-weight-asian="bold" style:font-name-complex="Liberation Serif" style:font-weight-complex="bold"/>
    </style:style>
    <style:style style:name="T12" style:family="text">
      <style:text-properties style:use-window-font-color="true" style:font-name="Liberation Serif" fo:font-size="12pt" fo:background-color="transparent" loext:char-shading-value="0" style:font-name-asian="Liberation Serif" style:font-name-complex="Liberation Serif"/>
    </style:style>
    <style:style style:name="T13" style:family="text">
      <style:text-properties style:use-window-font-color="true" style:font-name="Liberation Serif" fo:font-size="12pt" officeooo:rsid="00172b53" fo:background-color="transparent" loext:char-shading-value="0" style:font-name-asian="Liberation Serif" style:font-name-complex="Liberation Serif"/>
    </style:style>
    <style:style style:name="T14" style:family="text">
      <style:text-properties style:use-window-font-color="true" style:font-name="Liberation Serif" fo:font-size="12pt" officeooo:rsid="0017bd5c" fo:background-color="transparent" loext:char-shading-value="0" style:font-name-asian="Liberation Serif" style:font-name-complex="Liberation Serif"/>
    </style:style>
    <style:style style:name="T15" style:family="text">
      <style:text-properties style:use-window-font-color="true" style:font-name="Liberation Serif" fo:font-size="12pt" officeooo:rsid="00184b96" fo:background-color="transparent" loext:char-shading-value="0" style:font-name-asian="Liberation Serif" style:font-name-complex="Liberation Serif"/>
    </style:style>
    <style:style style:name="T16" style:family="text">
      <style:text-properties style:use-window-font-color="true" style:font-name="Liberation Serif" fo:font-size="12pt" officeooo:rsid="00191fa6" fo:background-color="transparent" loext:char-shading-value="0" style:font-name-asian="Liberation Serif" style:font-name-complex="Liberation Serif"/>
    </style:style>
    <style:style style:name="T17" style:family="text">
      <style:text-properties fo:color="#0000ff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130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JavaScript</text:p>
      <text:p text:style-name="P4"/>
      <text:p text:style-name="P16">Syntax</text:p>
      <text:p text:style-name="P8">let — block scoped, var — function/global scope.</text:p>
      <text:p text:style-name="P8"/>
      <text:p text:style-name="P8">typeof a — <text:span text:style-name="T19">operator, returns “number”, “string”, “function”, ...</text:span></text:p>
      <text:p text:style-name="P4"/>
      <text:p text:style-name="P4">with (object) {</text:p>
      <text:p text:style-name="P4"><text:s text:c="3"/>properties used without the object name and dot</text:p>
      <text:p text:style-name="P4">}</text:p>
      <text:p text:style-name="P4"/>
      <text:p text:style-name="P3"><text:span text:style-name="T6">Method may be constructor if: </text:span><text:span text:style-name="T7">var obj = new func(&lt;constructor args&gt;)</text:span></text:p>
      <text:p text:style-name="P4"/>
      <text:p text:style-name="P11">type Date</text:p>
      <text:p text:style-name="P4">new Date() - current date time</text:p>
      <text:p text:style-name="P4">new Date(milliseconds)</text:p>
      <text:p text:style-name="P4">new Date(datestring) same as Date.parse()</text:p>
      <text:p text:style-name="P4">new Date(year,month,date[,hour,minute,second,millisecond]) - integer arguments.</text:p>
      <text:p text:style-name="P4"/>
      <text:p text:style-name="P1"><text:span text:style-name="T9">Math functions</text:span><text:span text:style-name="T1"> Math.***()</text:span></text:p>
      <text:p text:style-name="P4">Math.random() - return in range 0 - 1.</text:p>
      <text:p text:style-name="P4"/>
      <text:p text:style-name="P12">Magic properties:</text:p>
      <text:p text:style-name="P1"><text:span text:style-name="T9">prototype</text:span><text:span text:style-name="T1"> - to add field to any object: obj.</text:span><text:span text:style-name="T9">prototype</text:span><text:span text:style-name="T1">.field2 = ""</text:span></text:p>
      <text:p text:style-name="P4"/>
      <text:p text:style-name="P29"/>
      <text:p text:style-name="P20"><text:span text:style-name="T16">Legacy </text:span><text:span text:style-name="T12">DOM objects — </text:span><text:span text:style-name="T16">supported everywhere</text:span></text:p>
      <text:p text:style-name="P15">window</text:p>
      <text:p text:style-name="P24">.onerror — assign here method, called if error occur(see below)</text:p>
      <text:p text:style-name="P24">.onload — assign here no-arg method, called when page is loaded(loading??)</text:p>
      <text:p text:style-name="P24">.print() - see below</text:p>
      <text:p text:style-name="P24"/>
      <text:p text:style-name="P15">document</text:p>
      <text:p text:style-name="P19"><text:span text:style-name="T1">.</text:span><text:span text:style-name="T2">cookie — </text:span><text:span text:style-name="T3">see below</text:span></text:p>
      <text:p text:style-name="P2"><text:span text:style-name="T3">.</text:span><text:span text:style-name="T4">location — for redirect(see below). Do not read it — it is deprecated, r</text:span><text:span text:style-name="T5">ead</text:span><text:span text:style-name="T4"> </text:span><text:span text:style-name="T11">.URL</text:span></text:p>
      <text:p text:style-name="P22"><text:span text:style-name="T13">.</text:span><text:span text:style-name="T14">write(“text”)/.writeln(“</text:span><text:span text:style-name="T15">text</text:span><text:span text:style-name="T14">”) - writes “text” to body, you may create layout in this way.</text:span></text:p>
      <text:p text:style-name="P27"/>
      <text:p text:style-name="P21"><text:span text:style-name="T14">W</text:span><text:span text:style-name="T12">3C DOM objects — standard, some may not be supported</text:span></text:p>
      <text:p text:style-name="P30">document</text:p>
      <text:p text:style-name="P28">.getElementById('myImage') — element has attribute id=”myImage”</text:p>
      <text:p text:style-name="P25"/>
      <text:p text:style-name="P24"/>
      <text:p text:style-name="P11">Error handling</text:p>
      <text:p text:style-name="P4">Has usual try-catch-finally</text:p>
      <text:p text:style-name="P4">window.onerror = function() {} - another way; may have arguments:</text:p>
      <text:p text:style-name="P4"><text:tab/>error message - what browser would show</text:p>
      <text:p text:style-name="P4"><text:tab/>url - file, where error occured</text:p>
      <text:p text:style-name="P4"><text:tab/>line number - where error occured</text:p>
      <text:p text:style-name="P4"/>
      <text:p text:style-name="P15">Setting timers</text:p>
      <text:p text:style-name="P10">var timer = <text:span text:style-name="T18">setTimeout</text:span>(function, durationMs)</text:p>
      <text:p text:style-name="P2"><text:span text:style-name="T8">var timer = </text:span><text:span text:style-name="T10">setInterval</text:span><text:span text:style-name="T8">(function, periodMs)</text:span></text:p>
      <text:p text:style-name="P2"><text:soft-page-break/><text:span text:style-name="T10">clearTimeout</text:span><text:span text:style-name="T8">(timer) — stops timer. Applicable to setInterval???</text:span></text:p>
      <text:p text:style-name="P5"/>
      <text:p text:style-name="P14">Form validation</text:p>
      <text:p text:style-name="P6">&lt;form ... onsubmit = "return(validate());"&gt;</text:p>
      <text:p text:style-name="P11"/>
      <text:p text:style-name="P11">To redirect</text:p>
      <text:p text:style-name="P1"><text:span text:style-name="T1">window.location = "</text:span><text:a xlink:type="simple" xlink:href="https://www.tutorialspoint.com/" text:style-name="Internet_20_link" text:visited-style-name="Visited_20_Internet_20_Link"><text:span text:style-name="T17">https://www.tutorialspoint.com</text:span></text:a><text:span text:style-name="T1">";</text:span></text:p>
      <text:p text:style-name="P4">setTimeout('Redirect()', 10000);</text:p>
      <text:p text:style-name="P4"/>
      <text:p text:style-name="P11">Get browser name</text:p>
      <text:p text:style-name="P4">navigator.appName - value like "Microsoft Internet Explorer"</text:p>
      <text:p text:style-name="P4"/>
      <text:p text:style-name="P11">Print current page on printer</text:p>
      <text:p text:style-name="P4">window.print()</text:p>
      <text:p text:style-name="P4"/>
      <text:p text:style-name="P11">Message boxes</text:p>
      <text:p text:style-name="P1"><text:span text:style-name="T9">alert</text:span><text:span text:style-name="T1">("message") - just to allert</text:span></text:p>
      <text:p text:style-name="P1"><text:span text:style-name="T1">boolean </text:span><text:span text:style-name="T9">confirm</text:span><text:span text:style-name="T1">("Some question") - with buttons "Ok", "Cancel"; return true if <text:tab/>clicked "OK".</text:span></text:p>
      <text:p text:style-name="P1"><text:span text:style-name="T1">string </text:span><text:span text:style-name="T9">prompt</text:span><text:span text:style-name="T1">("Enter value: ", "initial value in text-box") - return entered value <text:tab/>if clicked "Ok", or null if clicked "Cancel".</text:span></text:p>
      <text:p text:style-name="P4"/>
      <text:p text:style-name="P4"/>
      <text:p text:style-name="P11">Cookies</text:p>
      <text:p text:style-name="P4">* Create</text:p>
      <text:p text:style-name="P4">document.cookie = "key1=value1;key2=value2;expires=date";</text:p>
      <text:p text:style-name="P1"><text:span text:style-name="T1">use </text:span><text:span text:style-name="T9">escape</text:span><text:span text:style-name="T1">() - to url-code, </text:span><text:span text:style-name="T9">unescape</text:span><text:span text:style-name="T1">() - to url-decode value.</text:span></text:p>
      <text:p text:style-name="P4">use str.split('char') to split cookies and key-value</text:p>
      <text:p text:style-name="P4"/>
      <text:p text:style-name="P4">* Read</text:p>
      <text:p text:style-name="P4"/>
      <text:p text:style-name="P4">* Delete</text:p>
      <text:p text:style-name="P4">set expires in the past??</text:p>
      <text:p text:style-name="P4"/>
      <text:p text:style-name="P18"/>
      <text:p text:style-name="P17">Html</text:p>
      <text:p text:style-name="P12">Events</text:p>
      <text:p text:style-name="P4">onclick</text:p>
      <text:p text:style-name="P4">onsubmit - when submit form</text:p>
      <text:p text:style-name="P4">onerror - when problem with loading component</text:p>
      <text:p text:style-name="P7">onMouseOver - ??</text:p>
      <text:p text:style-name="P7">onMouseOut — mouse leaves comp.</text:p>
      <text:p text:style-name="P4"/>
      <text:p text:style-name="P11">Forms</text:p>
      <text:p text:style-name="P4">&lt;form name = "myform" action = ""&gt;</text:p>
      <text:p text:style-name="P11">textual input</text:p>
      <text:p text:style-name="P4">&lt;input type = "text" name = "customer"/&gt;</text:p>
      <text:p text:style-name="P4"/>
      <text:p text:style-name="P11">button(not submit)</text:p>
      <text:p text:style-name="P4">&lt;input type = "button" value = "Caption" onclick = "functionToHandle();"/&gt;</text:p>
      <text:p text:style-name="P4"/>
      <text:p text:style-name="P4">&lt;a href = "javascript:void(alert('Warning!!!'))"&gt;Click me!&lt;/a&gt;</text:p>
      <text:p text:style-name="P4"/>
      <text:p text:style-name="P13"><text:soft-page-break/>Select box</text:p>
      <text:p text:style-name="P9">&lt;select name = "Country"&gt;</text:p>
      <text:p text:style-name="P9"><text:tab/>&lt;option value = "-1" selected&gt;[choose yours]&lt;/option&gt;</text:p>
      <text:p text:style-name="P9"><text:tab/>&lt;option value = "1"&gt;USA&lt;/option&gt;</text:p>
      <text:p text:style-name="P9"><text:tab/>&lt;option value = "2"&gt;UK&lt;/option&gt;</text:p>
      <text:p text:style-name="P9"><text:tab/>&lt;option value = "3"&gt;INDIA&lt;/option&gt;</text:p>
      <text:p text:style-name="P9">&lt;/select&gt;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07T01:25:57.840000000</dc:date>
    <meta:editing-duration>PT1H43M44S</meta:editing-duration>
    <meta:editing-cycles>19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81" meta:word-count="392" meta:character-count="2834" meta:non-whitespace-character-count="2498"/>
  </office:meta>
</office:document-meta>
</file>